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0.09.29   |   <text:a xlink:type="simple" xlink:href="http://palinfo.habago.org/Entry?Command=Information_PrintForum#FORUM40407"><text:span text:style-name="T1">#</text:span></text:a></text:p>
      <text:p text:style-name="P2">以命相許即是詩</text:p>
      <text:p text:style-name="P2"/>
      <text:p text:style-name="P2">陳真</text:p>
      <text:p text:style-name="P2"/>
      <text:p text:style-name="P2">不知道從什麼時候開始（可能是最近幾年吧），在生活圈裏，突然會有人以自己是「台北人」而感到比較「有水準」。</text:p>
      <text:p text:style-name="P2"/>
      <text:p text:style-name="P2">起初，我總是不明白對方突如其來的強調有何涵義。嗯！你是台北人，然後呢？接下來呢？你要告訴我什麼？一追問，總是蠻尷尬，因為沒有「接下來」了；接下來你自己就應該要明白了，還用多說嗎？</text:p>
      <text:p text:style-name="P2"/>
      <text:p text:style-name="P2">慢慢地，經過高人「指點」，我才明白對方原來是要「暗示」說他的「文化血統」比較「純正」的那個意思。一開始，我總覺有趣，挺好玩的，竟然有這種特殊而有趣的「怪人」，會有這麼怪異的想法。台灣就這麼巴掌大，有什麼好比較的？！這就好像有人「堅持」說自己的大便比較香一樣。大便就是那麼一回事，雖然各有「造型」，顏色不一，但味道都差不多，不是嗎？</text:p>
      <text:p text:style-name="P2"/>
      <text:p text:style-name="P2">慢慢地，周遭「怪人」似乎越來越多，連「曾經在台北唸大學」的，都能偷偷把自己「偷渡」成「台北人」，我終於明白原來這一點都不是在開玩笑，也不是有人「神經線螺絲絞沒緊」，而是當真的。經過我四處「查證」的結果，沒錯，不是我交友不慎，也不是我剛好碰到一堆怪人，這的確是正在「蘊釀」中的一種奇怪的社會心態。</text:p>
      <text:p text:style-name="P2"/>
      <text:p text:style-name="P2">我是完全不認為這種無聊的比較已經「蘊釀成熟」到有必要去「對抗」它的地步；如果有人一定要說他的大便比較香，我們除了傻笑以對，或欣然接受外，還能說什麼或有必要「反對」什麼呢？</text:p>
      <text:p text:style-name="P2"/>
      <text:p text:style-name="P2">令我奇怪的反而是，有些「下港人」竟然真的「反對」起「北部人」來！竟然真的想要「證明」或「辯解」南部的「文化水準」不輸北部！而且，好像認為只要引進更多「高水準」（其實是「花大錢」的意思）的藝文活動，就能「迎頭趕上」。其中心態種種，實在怪異難解。到底在比些什麼呢？</text:p>
      <text:p text:style-name="P2"/>
      <text:p text:style-name="P2">我們當然不是跟任何藝文活動有仇，而只是不相信這跟一個社會的「文化水準」有什麼關係。老實說，我們並不明白什麼「文化水準」、「文化氣息」的，那究竟是什麼碗糕呢？很難想像一個樸實的老實人，真的能理解這些可怕的術語。縱然稍微明白所指，台灣這種「凡事比勝負」、「一味趕流行」的社會，離那種「境界」也太遙遠了，不是嗎？</text:p>
      <text:p text:style-name="P2"/>
      <text:p text:style-name="P2">不必講得太崇高，講實際的好了。在台灣生活，最痛苦的事之一，就是沒有電影可看。咦？此話怎麼說？台灣不是號稱「觀影人口」密度高居世界第幾嗎？</text:p>
      <text:p text:style-name="P2"/>
      <text:p text:style-name="P2">可是，我們幾時能夠把電影從「頭」看到「尾」呢？每次都是一出現“The End”， 燈就亮了，馬上響起不相干的劇烈噪音式的「音樂」，迎接下一場觀眾。許多年來，我曾努力用甘地式「非暴力抗爭」的精神，一次又一次和戲院當局溝通、爭執，甚至幾乎要挨揍，主張我有權利再重看一遍「完整的」，可是，似乎永遠無法讓對方明白什麼是「完整」。別人總以為你是在「找麻煩」。</text:p>
      <text:p text:style-name="P2"/>
      <text:p text:style-name="P2">更令人奇怪的是，台灣這麼多宣稱「愛好電影」的人，可是，在爭執中，從來沒有一位觀眾站出來支持我，一般也都認為“The End”出來，就是電影結束的意思，「故事」最重要，「故事」有講完就好，後面的音樂或字幕或片段，都不是電影了。這就好像說我們聽一個人演唱，當他唱完歌詞的最後一個字就算「結束」了，而不管他是否仍在發出聲音或旋律是否結束，立刻燈光大亮、驅趕聽眾。</text:p>
      <text:p text:style-name="P2"/>
      <text:p text:style-name="P2">到了國外，好不容易能看完整的電影，不會說“The End”一出現，就要被迫離席。再破舊的電影院還是會把整部電影放完，沒耐心的或一補尿很緊的先離席無妨，但是，如果你想看完，即便整個電影院只剩下你一人，也是你家的事，不會有人來趕你。</text:p>
      <text:p text:style-name="P2"/>
      <text:p text:style-name="P2">有些電影，刪掉了後面這些片段，在我看來，差不多是等於刪掉了一半。比如路易馬盧的「烈火情人」，比如科波拉的「現代啟示錄」等等。</text:p>
      <text:p text:style-name="P2"/>
      <text:p text:style-name="P2">在台灣，一般戲院也就罷了，可是，連什麼藝術電影院或影展，也經常如此。幾次重大衝突，都剛好是發生在這些單位或機構上。明明193分鐘，怎麼剩175呢？我有時不禁疑惑，找出票根來查看，沒錯啊！我買的是全票, 怎麼給我看「打七五折」的電影呢？！</text:p>
      <text:p text:style-name="P2"/>
      <text:p text:style-name="P2">可是，我的「非暴力抗爭」除了惹怨遭白眼外，很少成功過。久了之後，也不太想去看電影了，誰能忍受老是聽一半的曲呢？錄影帶也一樣，大多沒有結尾。我真希望能通過一條法律，凡是電影沒放完的，戲院老闆及放映師一律以現行犯逮捕，處以重刑。</text:p>
      <text:p text:style-name="P2"/>
      <text:p text:style-name="P2">翻譯是另一個問題。常常亂翻，翻得語無倫次，好一點的，也是錯誤百出。若是英文發音，勉強靠點自己聽力補救，其它語言只好完全任人宰割。至於他媽的「道德」或「商業考量」下的剪片之惡劣，當然更不在話下。</text:p>
      <text:p text:style-name="P2"/>
      <text:p text:style-name="P2">好好一部片，送到台灣，往往面目全非。台灣人如果真的這麼「熱愛」電影藝術，為什麼連最起碼的工夫都做不到？為什麼觀眾也似乎從來都不在乎？每次跟人談到這話題，別人總會說這是我的「個人苛求」，不太能得到認同。可是，要求把一首曲子整個旋律聽完，會是一種「苛求」嗎？</text:p>
      <text:p text:style-name="P2"/>
      <text:p text:style-name="P2">我是不知道什麼是「藝術品味」，也不知道什麼碗糕「文化素養」或「人文氣息」，但我相信﹕由衷的，才有生命；有了生命，就是一切。台灣人不管口頭上說愛什麼，往往是愛假的，愛它的某種背後象徵意義或鬥熱鬧而已。如果「文化氣息」就是這麼回事，就是看電影從來只看一半，那麼，各地一樣臭味相投，或者說，四處餘香嬝嬝的，會有什麼「南北差異」嗎？</text:p>
      <text:p text:style-name="P2"/>
      <text:p text:style-name="P2">孔子說﹕「古之學者為己，今之學者為人。」這話聽說是孔子跟顏回教到「台灣文化」這一課時所做的預言，不幸一語成讖。</text:p>
      <text:p text:style-name="P2"/>
      <text:p text:style-name="P2">翻成白話文是﹕「以前的人，不管做啥，都是因為自己喜歡；現在的人，只是為了拿來跟人家炫。」於是，留學往往不是出於自己喜好，而是「留」給別人看，或準備「留」出一片「錦繡前程」來；於是，歌劇好不好看也不重要，重要的是經常買票入場，就代表「有水準」，甚至比賽誰看得多；「討論」，往往也不是為了真理越辯越明，而是為了吊一堆書袋，讓對方聽不懂，產生自卑心理，以便證明我有旁人所不及的正義感和聰慧等等等。</text:p>
      <text:p text:style-name="P2"/>
      <text:p text:style-name="P2">一個社會如此裝模作樣、言不由衷的，就算把莫札特歌劇全都輸入腦波裏，每次一打開腦波儀，出現的就是一段美妙的腦波旋律，也沒有意義。</text:p>
      <text:p text:style-name="P2"/>
      <text:p text:style-name="P2">最近看到桌球選手陳靜一段告白，感動甚深。她說﹕「這麼多年來，桌球給了我許多，但也讓我失去許多。當別的女孩都在揮灑青春的時候，我總是站在桌球檯前苦練再苦練，當別的女孩臉上總是洋溢歡笑的時候，我總是全身酸痛愁眉苦臉。桌球這條路對我來說，有得有失，不過，無論如何，這條路總算即將走到盡頭。」</text:p>
      <text:p text:style-name="P2"/>
      <text:p text:style-name="P2">再抄亨利梭羅（Henry David Thoreau）的文章“Life without principle”一段﹕At a Lyceum, not long since, I felt that the lecturer had chosen a theme too foreign to himself, and so failed to interest me as much as he might have done. <text:s/>He described things not in or near to his heart, but towards his extremities and superficies....I would have had him deal with privatest experience, as the poet does. <text:s/>The greatest compliment that was ever paid me was when one asked me what I thought, and attended to my answer....I take it for granted, when I am invited to lecture anywhere-for I have had a little experience in that business-that there is a desire to hear what I think on some subject, though I may be the greatest fool in the country, and not that I should say pleasant things merely, or such as the audience will assent to; and I resolve, accordingly, that I will give them a strong dose of myself....though I bore them beyond all precedent.</text:p>
      <text:p text:style-name="P2"/>
      <text:p text:style-name="P2">我不想毀了梭羅詩一般的文字，所以不想翻譯，但怕有人對英文有看沒有懂，所以大約說一下它的意思。他說，曾在某個演講場合，演講者挑了一個與講者本身天性不搭調的題目，所言因此不由衷；儘管講得嘴角全波，也引不起他的興趣。梭羅說他寧願講者講他自己最貼身的經驗，就像個詩人那樣。他說，別人問他想些什麼，並且能注意聽，就是對他最大的恭維。如果有人邀他去演講，理所當然是要聽他對某些事發表看法，而不是要聽他說些好聽的話，或聽眾能起共鳴的想法，即便他是全國第一大笨蛋。因此，既然要聽他講，他肯定會給聽眾「一個重劑量的我我我」，縱然這個「我我我」，空前地無聊得要死。</text:p>
      <text:p text:style-name="P2"/>
      <text:p text:style-name="P2">這些話多感人！對不對？！現代人太「關心」別人了，「關心」別人的一切生活起居，東家長西家短的，傳播起來，興奮得要命，卻一點都不關心自己。好像嚴重缺乏自信或安全感似的，不管是趕時髦或往「上」爬，都只是為了讓「別人」「看得起」，怕落了單。於是，凡事像個身外物、裝飾品，而從來不是因為自己喜歡才去做。不管幹什麼活，幹得多有成就，都好像與生命無所瓜葛似的。不管講什麼，就像政客在發表政見那樣，冰涼不由衷，不是從靈魂深處裏出來。課堂上，生活裏，政見會，研討會，報章雜誌，通常如此。</text:p>
      <text:p text:style-name="P2"/>
      <text:p text:style-name="P2">人有必要活得這麼不堪嗎？那層薄薄的社會彩衣，職位的高高低低，各式各樣的數字，從分數到業績，從身材尺碼到銀行頭寸，真的會帶給我們真實的快樂嗎？我們真的有必要老在這些瑣碎的事物上比個高低、互相折磨嗎？</text:p>
      <text:p text:style-name="P2"/>
      <text:p text:style-name="P2">我們可以擁有兩個以上的同樣東西，卻不可能同時侍奉兩個主人，就好像我們沒辦法畫一個圓的三角形那樣。我們不可能一方面要永恆一方面又要斤斤計較眼前歡；不可能一方面一心求財一方面又要宣揚什麼公平正義、悲天憫人；不可能一邊大捧權勢人物一邊又說要追求眾生平等；不可能一手打算盤求業績一手又要寫詩說浪漫。一個整天搞流行趕時髦、炒新聞追時效、搶權位奪麥克風、凡事都要比、歧視東歧視西、視生命如無物的速食麵社會，其實也不必再多講那屬靈的內在氣息了。那不是很惡心嗎？大便淋香水，香噴噴的，我們還是不敢吃，不是嗎？</text:p>
      <text:p text:style-name="P2"/>
      <text:p text:style-name="P2">靈魂，雖然看不見也摸不著，似有若無，沒來龍，無去脈，語言夠不上，邏輯也管不著，但它是一切意義的來源。它不是什麼稀有之物，而是每個人都會有的東西，像生命那樣，只是我們太沒自信而已。</text:p>
      <text:p text:style-name="P2"/>
      <text:p text:style-name="P2">外頭的風雨再強，其實都不可能吹得散我們心頭的寧靜。我們卻往往不相信自己，寧可依賴那些裝腔作勢、軟趴趴的身外物。就像那四處林立、一座座的「宏偉」教堂廟宇，表面壯觀，其實可笑，不過一堆玩具，吹彈可破。神怎麼會看得上眼、跑去住在裏面呢？！再怎麼宏偉，都比不上我們心裏無形的那一座。</text:p>
      <text:p text:style-name="P2"/>
      <text:p text:style-name="P2">以命相許即是詩。幹任何事，講任何話，不是從靈魂裏出來，就不可能燦爛。</text:p>
      <text:p text:style-name="P2"/>
      <text:p text:style-name="P2">29 Sept. 2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